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Configurations2/" manifest:media-type="application/vnd.sun.xml.ui.configuration"/>
  <manifest:file-entry manifest:full-path="Object 1/Configurations2/accelerator/current.xml"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 2/" manifest:media-type="application/vnd.oasis.opendocument.graphics"/>
  <manifest:file-entry manifest:full-path="Object 2/content.xml" manifest:media-type="text/xml"/>
  <manifest:file-entry manifest:full-path="Object 2/settings.xml" manifest:media-type="text/xml"/>
  <manifest:file-entry manifest:full-path="Object 2/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m a simple writer file ... tralalala, oh whats next, two embedded documents ... lets see</text:p>
      <text:p text:style-name="Standard"/>
      <text:p text:style-name="Standard"/>
      <text:p text:style-name="Standard"/>
      <text:p text:style-name="Standard"><draw:frame draw:style-name="fr2" draw:name="Object2" text:anchor-type="paragraph" svg:width="12.594cm" svg:height="7.938cm" draw:z-index="1"><draw:object xlink:href="./Object 2" xlink:type="simple" xlink:show="embed" xlink:actuate="onLoad"/><draw:image xlink:href="./ObjectReplacements/Object 2" xlink:type="simple" xlink:show="embed" xlink:actuate="onLoad"/></draw:frame><draw:frame draw:style-name="fr1" draw:name="Object1" text:anchor-type="paragraph" svg:x="1.681cm" svg:y="10.105cm" svg:width="13.257cm" svg:height="11.375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OpenOffice.org/2.4$Win32 OpenOffice.org_project/680m12$Build-9286</meta:generator>
    <dc:date>2011-10-08T17:44:08</dc:date>
    <meta:editing-cycles>13</meta:editing-cycles>
    <meta:editing-duration>PT0.001S</meta:editing-duration>
    <meta:user-defined meta:name="Info 1"/>
    <meta:user-defined meta:name="Info 2"/>
    <meta:user-defined meta:name="Info 3"/>
    <meta:user-defined meta:name="Info 4"/>
    <meta:document-statistic meta:character-count="91" meta:image-count="0" meta:object-count="2" meta:page-count="1" meta:paragraph-count="1" meta:table-count="0" meta:word-count="15"/>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T1" style:family="text">
      <style:text-properties fo:color="#2300dc"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yStyle">Hoppa-hej I am an ODF-Document who wants</text:p>
      <text:p text:style-name="P2">to be embedded into <text:span text:style-name="T1">an witer file</text:span> !!!</text:p>
      <text:p text:style-name="P1"><text:tab/>.</text:p>
      <text:p text:style-name="P1"><text:tab/>.</text:p>
      <text:p text:style-name="P1"><text:tab/>.</text:p>
      <text:p text:style-name="P1"/>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myStyle" style:family="paragraph" style:parent-style-name="Standard" style:class="text">
      <style:paragraph-properties fo:text-align="center" style:justify-single-word="false" style:shadow="none"/>
      <style:text-properties fo:color="#008000" style:font-name="Arial" fo:font-size="14pt" fo:font-weight="normal" style:font-size-asian="14pt" style:font-weight-asian="normal" style:font-size-complex="14pt"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2.36cm" svg:height="0.963cm" svg:x="1.34cm" svg:y="1.307cm">
          <draw:text-box>
            <text:p text:style-name="P1">Me, I am an embedded drawing document</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ar" style:country-complex="EG"/>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